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apWriter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Writer.write( 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apWriter.writeSoap12Fault( XMLStreamWriter write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SoapWriter.writeContents( XMLStream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apWriter.prepar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apWriter.writeMultipartMessage( OutputStream ou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SoapWriter.writeFault( XMLStreamWriter wri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oapWriter.write( int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apWriter.writeSoapEnvelope( XMLStreamWriter writ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oapWriter.writeSimpleMessage( OutputStream ou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oapWriter.SoapWriter( SoapMarshaler marshaler , Soap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apWriter.writeDetails( XMLStreamWriter writer , Source detail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oapWriter.writeSoap11Fault( XMLStreamWriter writ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SoapWriter.getEnvelope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